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=[$Sheet1.$H$2]" style:apply-style-name="Untitled1" style:base-cell-address="Sheet1.H3"/>
      <style:map style:condition="cell-content()&gt;[$Sheet1.$H$2]" style:apply-style-name="Untitled2" style:base-cell-address="Sheet1.H3"/>
    </style:style>
    <style:style style:name="ce2" style:family="table-cell" style:parent-style-name="Default">
      <style:map style:condition="cell-content()&lt;=[$Sheet1.$I$2]" style:apply-style-name="Untitled1" style:base-cell-address="Sheet1.I3"/>
      <style:map style:condition="cell-content()&gt;[$Sheet1.$I$2]" style:apply-style-name="Untitled2" style:base-cell-address="Sheet1.I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rtLatitude</text:p>
          </table:table-cell>
          <table:table-cell office:value-type="string">
            <text:p>StartLongitude</text:p>
          </table:table-cell>
          <table:table-cell office:value-type="string">
            <text:p>EndLatitude</text:p>
          </table:table-cell>
          <table:table-cell office:value-type="string">
            <text:p>EndLongitude</text:p>
          </table:table-cell>
          <table:table-cell office:value-type="string">
            <text:p>IsOffer</text:p>
          </table:table-cell>
          <table:table-cell table:style-name="Default" office:value-type="string">
            <text:p>Start dist</text:p>
          </table:table-cell>
          <table:table-cell table:style-name="Default" office:value-type="string">
            <text:p>End dist</text:p>
          </table:table-cell>
          <table:table-cell office:value-type="string">
            <text:p>StartLatitude</text:p>
          </table:table-cell>
          <table:table-cell office:value-type="string">
            <text:p>StartLongitude</text:p>
          </table:table-cell>
          <table:table-cell office:value-type="string">
            <text:p>EndLatitude</text:p>
          </table:table-cell>
          <table:table-cell office:value-type="string">
            <text:p>EndLongitude</text:p>
          </table:table-cell>
        </table:table-row>
        <table:table-row table:style-name="ro1">
          <table:table-cell table:number-columns-repeated="7"/>
          <table:table-cell table:number-columns-repeated="2" table:style-name="Default" office:value-type="float" office:value="5">
            <text:p>5</text:p>
          </table:table-cell>
          <table:table-cell office:value-type="float" office:value="39.9479110254367">
            <text:p>39.9479110254</text:p>
          </table:table-cell>
          <table:table-cell office:value-type="float" office:value="116.462287902832">
            <text:p>116.4622879028</text:p>
          </table:table-cell>
          <table:table-cell office:value-type="float" office:value="39.9200060297996">
            <text:p>39.9200060298</text:p>
          </table:table-cell>
          <table:table-cell office:value-type="float" office:value="116.46125793457">
            <text:p>116.461257934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irun-Dajiaoting</text:p>
          </table:table-cell>
          <table:table-cell office:value-type="float" office:value="39.9755415486544">
            <text:p>39.9755415487</text:p>
          </table:table-cell>
          <table:table-cell office:value-type="float" office:value="116.481857299805">
            <text:p>116.4818572998</text:p>
          </table:table-cell>
          <table:table-cell office:value-type="float" office:value="39.8885334543034">
            <text:p>39.8885334543</text:p>
          </table:table-cell>
          <table:table-cell office:value-type="float" office:value="116.487522125244">
            <text:p>116.4875221252</text:p>
          </table:table-cell>
          <table:table-cell office:value-type="string">
            <text:p>True</text:p>
          </table:table-cell>
          <table:table-cell table:formula="of:=ACOS(SIN(RADIANS([.C3]))*SIN(RADIANS([.J3]))+COS(RADIANS([.C3]))*COS(RADIANS([.J3]))*COS(RADIANS([.D3])-RADIANS([.K3])))*6371" office:value-type="float" office:value="3.49588894589825">
            <text:p>3.4958889459</text:p>
          </table:table-cell>
          <table:table-cell table:formula="of:=ACOS(SIN(RADIANS([.E3]))*SIN(RADIANS([.L3]))+COS(RADIANS([.E3]))*COS(RADIANS([.L3]))*COS(RADIANS([.F3])-RADIANS([.M3])))*6371" office:value-type="float" office:value="4.1552600032905">
            <text:p>4.1552600033</text:p>
          </table:table-cell>
          <table:table-cell table:formula="of:=[.J$2]" office:value-type="float" office:value="39.9479110254367">
            <text:p>39.9479110254</text:p>
          </table:table-cell>
          <table:table-cell table:formula="of:=[.K$2]" office:value-type="float" office:value="116.462287902832">
            <text:p>116.4622879028</text:p>
          </table:table-cell>
          <table:table-cell table:formula="of:=[.L$2]" office:value-type="float" office:value="39.9200060297996">
            <text:p>39.9200060298</text:p>
          </table:table-cell>
          <table:table-cell table:formula="of:=[.M$2]" office:value-type="float" office:value="116.46125793457">
            <text:p>116.461257934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-c: route 1</text:p>
          </table:table-cell>
          <table:table-cell office:value-type="float" office:value="39.9479110254367">
            <text:p>39.9479110254</text:p>
          </table:table-cell>
          <table:table-cell office:value-type="float" office:value="116.462287902832">
            <text:p>116.4622879028</text:p>
          </table:table-cell>
          <table:table-cell office:value-type="float" office:value="39.9200060297996">
            <text:p>39.9200060298</text:p>
          </table:table-cell>
          <table:table-cell office:value-type="float" office:value="116.46125793457">
            <text:p>116.4612579346</text:p>
          </table:table-cell>
          <table:table-cell office:value-type="string">
            <text:p>False</text:p>
          </table:table-cell>
          <table:table-cell table:formula="of:=ACOS(SIN(RADIANS([.C4]))*SIN(RADIANS([.J4]))+COS(RADIANS([.C4]))*COS(RADIANS([.J4]))*COS(RADIANS([.D4])-RADIANS([.K4])))*6371" office:value-type="float" office:value="0">
            <text:p>0</text:p>
          </table:table-cell>
          <table:table-cell table:formula="of:=ACOS(SIN(RADIANS([.E4]))*SIN(RADIANS([.L4]))+COS(RADIANS([.E4]))*COS(RADIANS([.L4]))*COS(RADIANS([.F4])-RADIANS([.M4])))*6371" office:value-type="float" office:value="0">
            <text:p>0</text:p>
          </table:table-cell>
          <table:table-cell table:formula="of:=[.J$2]" office:value-type="float" office:value="39.9479110254367">
            <text:p>39.9479110254</text:p>
          </table:table-cell>
          <table:table-cell table:formula="of:=[.K$2]" office:value-type="float" office:value="116.462287902832">
            <text:p>116.4622879028</text:p>
          </table:table-cell>
          <table:table-cell table:formula="of:=[.L$2]" office:value-type="float" office:value="39.9200060297996">
            <text:p>39.9200060298</text:p>
          </table:table-cell>
          <table:table-cell table:formula="of:=[.M$2]" office:value-type="float" office:value="116.46125793457">
            <text:p>116.461257934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-c: route 2</text:p>
          </table:table-cell>
          <table:table-cell office:value-type="float" office:value="39.9410674569567">
            <text:p>39.941067457</text:p>
          </table:table-cell>
          <table:table-cell office:value-type="float" office:value="116.346588134766">
            <text:p>116.3465881348</text:p>
          </table:table-cell>
          <table:table-cell office:value-type="float" office:value="39.9242188336504">
            <text:p>39.9242188337</text:p>
          </table:table-cell>
          <table:table-cell office:value-type="float" office:value="116.347274780273">
            <text:p>116.3472747803</text:p>
          </table:table-cell>
          <table:table-cell office:value-type="string">
            <text:p>False</text:p>
          </table:table-cell>
          <table:table-cell table:formula="of:=ACOS(SIN(RADIANS([.C5]))*SIN(RADIANS([.J5]))+COS(RADIANS([.C5]))*COS(RADIANS([.J5]))*COS(RADIANS([.D5])-RADIANS([.K5])))*6371" office:value-type="float" office:value="9.89265384002968">
            <text:p>9.89265384</text:p>
          </table:table-cell>
          <table:table-cell table:formula="of:=ACOS(SIN(RADIANS([.E5]))*SIN(RADIANS([.L5]))+COS(RADIANS([.E5]))*COS(RADIANS([.L5]))*COS(RADIANS([.F5])-RADIANS([.M5])))*6371" office:value-type="float" office:value="9.73146067673031">
            <text:p>9.7314606767</text:p>
          </table:table-cell>
          <table:table-cell table:formula="of:=[.J$2]" office:value-type="float" office:value="39.9479110254367">
            <text:p>39.9479110254</text:p>
          </table:table-cell>
          <table:table-cell table:formula="of:=[.K$2]" office:value-type="float" office:value="116.462287902832">
            <text:p>116.4622879028</text:p>
          </table:table-cell>
          <table:table-cell table:formula="of:=[.L$2]" office:value-type="float" office:value="39.9200060297996">
            <text:p>39.9200060298</text:p>
          </table:table-cell>
          <table:table-cell table:formula="of:=[.M$2]" office:value-type="float" office:value="116.46125793457">
            <text:p>116.461257934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(null)</text:p>
          </table:table-cell>
          <table:table-cell office:value-type="float" office:value="39.9400145395096">
            <text:p>39.9400145395</text:p>
          </table:table-cell>
          <table:table-cell office:value-type="float" office:value="116.461944580078">
            <text:p>116.4619445801</text:p>
          </table:table-cell>
          <table:table-cell office:value-type="float" office:value="39.9092095368598">
            <text:p>39.9092095369</text:p>
          </table:table-cell>
          <table:table-cell office:value-type="float" office:value="116.462287902832">
            <text:p>116.4622879028</text:p>
          </table:table-cell>
          <table:table-cell office:value-type="string">
            <text:p>False</text:p>
          </table:table-cell>
          <table:table-cell table:formula="of:=ACOS(SIN(RADIANS([.C6]))*SIN(RADIANS([.J6]))+COS(RADIANS([.C6]))*COS(RADIANS([.J6]))*COS(RADIANS([.D6])-RADIANS([.K6])))*6371" office:value-type="float" office:value="0.878536849381814">
            <text:p>0.8785368494</text:p>
          </table:table-cell>
          <table:table-cell table:formula="of:=ACOS(SIN(RADIANS([.E6]))*SIN(RADIANS([.L6]))+COS(RADIANS([.E6]))*COS(RADIANS([.L6]))*COS(RADIANS([.F6])-RADIANS([.M6])))*6371" office:value-type="float" office:value="1.20372469895856">
            <text:p>1.203724699</text:p>
          </table:table-cell>
          <table:table-cell table:formula="of:=[.J$2]" office:value-type="float" office:value="39.9479110254367">
            <text:p>39.9479110254</text:p>
          </table:table-cell>
          <table:table-cell table:formula="of:=[.K$2]" office:value-type="float" office:value="116.462287902832">
            <text:p>116.4622879028</text:p>
          </table:table-cell>
          <table:table-cell table:formula="of:=[.L$2]" office:value-type="float" office:value="39.9200060297996">
            <text:p>39.9200060298</text:p>
          </table:table-cell>
          <table:table-cell table:formula="of:=[.M$2]" office:value-type="float" office:value="116.46125793457">
            <text:p>116.461257934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(null)</text:p>
          </table:table-cell>
          <table:table-cell office:value-type="float" office:value="39.9379086560103">
            <text:p>39.937908656</text:p>
          </table:table-cell>
          <table:table-cell office:value-type="float" office:value="116.461944580078">
            <text:p>116.4619445801</text:p>
          </table:table-cell>
          <table:table-cell office:value-type="float" office:value="39.9163196138081">
            <text:p>39.9163196138</text:p>
          </table:table-cell>
          <table:table-cell office:value-type="float" office:value="116.461944580078">
            <text:p>116.4619445801</text:p>
          </table:table-cell>
          <table:table-cell office:value-type="string">
            <text:p>False</text:p>
          </table:table-cell>
          <table:table-cell table:formula="of:=ACOS(SIN(RADIANS([.C7]))*SIN(RADIANS([.J7]))+COS(RADIANS([.C7]))*COS(RADIANS([.J7]))*COS(RADIANS([.D7])-RADIANS([.K7])))*6371" office:value-type="float" office:value="1.11259778108337">
            <text:p>1.1125977811</text:p>
          </table:table-cell>
          <table:table-cell table:formula="of:=ACOS(SIN(RADIANS([.E7]))*SIN(RADIANS([.L7]))+COS(RADIANS([.E7]))*COS(RADIANS([.L7]))*COS(RADIANS([.F7])-RADIANS([.M7])))*6371" office:value-type="float" office:value="0.414072401518273">
            <text:p>0.4140724015</text:p>
          </table:table-cell>
          <table:table-cell table:formula="of:=[.J$2]" office:value-type="float" office:value="39.9479110254367">
            <text:p>39.9479110254</text:p>
          </table:table-cell>
          <table:table-cell table:formula="of:=[.K$2]" office:value-type="float" office:value="116.462287902832">
            <text:p>116.4622879028</text:p>
          </table:table-cell>
          <table:table-cell table:formula="of:=[.L$2]" office:value-type="float" office:value="39.9200060297996">
            <text:p>39.9200060298</text:p>
          </table:table-cell>
          <table:table-cell table:formula="of:=[.M$2]" office:value-type="float" office:value="116.46125793457">
            <text:p>116.461257934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(null)</text:p>
          </table:table-cell>
          <table:table-cell office:value-type="float" office:value="39.9376454160162">
            <text:p>39.937645416</text:p>
          </table:table-cell>
          <table:table-cell office:value-type="float" office:value="116.461944580078">
            <text:p>116.4619445801</text:p>
          </table:table-cell>
          <table:table-cell office:value-type="float" office:value="39.9126329993743">
            <text:p>39.9126329994</text:p>
          </table:table-cell>
          <table:table-cell office:value-type="float" office:value="116.462287902832">
            <text:p>116.4622879028</text:p>
          </table:table-cell>
          <table:table-cell office:value-type="string">
            <text:p>False</text:p>
          </table:table-cell>
          <table:table-cell table:formula="of:=ACOS(SIN(RADIANS([.C8]))*SIN(RADIANS([.J8]))+COS(RADIANS([.C8]))*COS(RADIANS([.J8]))*COS(RADIANS([.D8])-RADIANS([.K8])))*6371" office:value-type="float" office:value="1.1418588680523">
            <text:p>1.1418588681</text:p>
          </table:table-cell>
          <table:table-cell table:formula="of:=ACOS(SIN(RADIANS([.E8]))*SIN(RADIANS([.L8]))+COS(RADIANS([.E8]))*COS(RADIANS([.L8]))*COS(RADIANS([.F8])-RADIANS([.M8])))*6371" office:value-type="float" office:value="0.824535886917222">
            <text:p>0.8245358869</text:p>
          </table:table-cell>
          <table:table-cell table:formula="of:=[.J$2]" office:value-type="float" office:value="39.9479110254367">
            <text:p>39.9479110254</text:p>
          </table:table-cell>
          <table:table-cell table:formula="of:=[.K$2]" office:value-type="float" office:value="116.462287902832">
            <text:p>116.4622879028</text:p>
          </table:table-cell>
          <table:table-cell table:formula="of:=[.L$2]" office:value-type="float" office:value="39.9200060297996">
            <text:p>39.9200060298</text:p>
          </table:table-cell>
          <table:table-cell table:formula="of:=[.M$2]" office:value-type="float" office:value="116.46125793457">
            <text:p>116.461257934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(null)</text:p>
          </table:table-cell>
          <table:table-cell office:value-type="float" office:value="39.9010452050184">
            <text:p>39.901045205</text:p>
          </table:table-cell>
          <table:table-cell office:value-type="float" office:value="116.460914611816">
            <text:p>116.4609146118</text:p>
          </table:table-cell>
          <table:table-cell office:value-type="float" office:value="39.8841867327175">
            <text:p>39.8841867327</text:p>
          </table:table-cell>
          <table:table-cell office:value-type="float" office:value="116.462631225586">
            <text:p>116.4626312256</text:p>
          </table:table-cell>
          <table:table-cell office:value-type="string">
            <text:p>False</text:p>
          </table:table-cell>
          <table:table-cell table:formula="of:=ACOS(SIN(RADIANS([.C9]))*SIN(RADIANS([.J9]))+COS(RADIANS([.C9]))*COS(RADIANS([.J9]))*COS(RADIANS([.D9])-RADIANS([.K9])))*6371" office:value-type="float" office:value="5.21255710170654">
            <text:p>5.2125571017</text:p>
          </table:table-cell>
          <table:table-cell table:formula="of:=ACOS(SIN(RADIANS([.E9]))*SIN(RADIANS([.L9]))+COS(RADIANS([.E9]))*COS(RADIANS([.L9]))*COS(RADIANS([.F9])-RADIANS([.M9])))*6371" office:value-type="float" office:value="3.98464645793729">
            <text:p>3.9846464579</text:p>
          </table:table-cell>
          <table:table-cell table:formula="of:=[.J$2]" office:value-type="float" office:value="39.9479110254367">
            <text:p>39.9479110254</text:p>
          </table:table-cell>
          <table:table-cell table:formula="of:=[.K$2]" office:value-type="float" office:value="116.462287902832">
            <text:p>116.4622879028</text:p>
          </table:table-cell>
          <table:table-cell table:formula="of:=[.L$2]" office:value-type="float" office:value="39.9200060297996">
            <text:p>39.9200060298</text:p>
          </table:table-cell>
          <table:table-cell table:formula="of:=[.M$2]" office:value-type="float" office:value="116.46125793457">
            <text:p>116.461257934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(null)</text:p>
          </table:table-cell>
          <table:table-cell office:value-type="float" office:value="39.9297477453429">
            <text:p>39.9297477453</text:p>
          </table:table-cell>
          <table:table-cell office:value-type="float" office:value="116.459884643555">
            <text:p>116.4598846436</text:p>
          </table:table-cell>
          <table:table-cell office:value-type="float" office:value="39.9157929667527">
            <text:p>39.9157929668</text:p>
          </table:table-cell>
          <table:table-cell office:value-type="float" office:value="116.462631225586">
            <text:p>116.4626312256</text:p>
          </table:table-cell>
          <table:table-cell office:value-type="string">
            <text:p>False</text:p>
          </table:table-cell>
          <table:table-cell table:formula="of:=ACOS(SIN(RADIANS([.C10]))*SIN(RADIANS([.J10]))+COS(RADIANS([.C10]))*COS(RADIANS([.J10]))*COS(RADIANS([.D10])-RADIANS([.K10])))*6371" office:value-type="float" office:value="2.0300311445667">
            <text:p>2.0300311446</text:p>
          </table:table-cell>
          <table:table-cell table:formula="of:=ACOS(SIN(RADIANS([.E10]))*SIN(RADIANS([.L10]))+COS(RADIANS([.E10]))*COS(RADIANS([.L10]))*COS(RADIANS([.F10])-RADIANS([.M10])))*6371" office:value-type="float" office:value="0.482889090792495">
            <text:p>0.4828890908</text:p>
          </table:table-cell>
          <table:table-cell table:formula="of:=[.J$2]" office:value-type="float" office:value="39.9479110254367">
            <text:p>39.9479110254</text:p>
          </table:table-cell>
          <table:table-cell table:formula="of:=[.K$2]" office:value-type="float" office:value="116.462287902832">
            <text:p>116.4622879028</text:p>
          </table:table-cell>
          <table:table-cell table:formula="of:=[.L$2]" office:value-type="float" office:value="39.9200060297996">
            <text:p>39.9200060298</text:p>
          </table:table-cell>
          <table:table-cell table:formula="of:=[.M$2]" office:value-type="float" office:value="116.46125793457">
            <text:p>116.461257934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-b</text:p>
          </table:table-cell>
          <table:table-cell office:value-type="float" office:value="39.9426468027486">
            <text:p>39.9426468027</text:p>
          </table:table-cell>
          <table:table-cell office:value-type="float" office:value="116.338348388672">
            <text:p>116.3383483887</text:p>
          </table:table-cell>
          <table:table-cell office:value-type="float" office:value="39.8752289828596">
            <text:p>39.8752289829</text:p>
          </table:table-cell>
          <table:table-cell office:value-type="float" office:value="116.429328918457">
            <text:p>116.4293289185</text:p>
          </table:table-cell>
          <table:table-cell office:value-type="string">
            <text:p>True</text:p>
          </table:table-cell>
          <table:table-cell table:formula="of:=ACOS(SIN(RADIANS([.C11]))*SIN(RADIANS([.J11]))+COS(RADIANS([.C11]))*COS(RADIANS([.J11]))*COS(RADIANS([.D11])-RADIANS([.K11])))*6371" office:value-type="float" office:value="10.5818566869018">
            <text:p>10.5818566869</text:p>
          </table:table-cell>
          <table:table-cell table:formula="of:=ACOS(SIN(RADIANS([.E11]))*SIN(RADIANS([.L11]))+COS(RADIANS([.E11]))*COS(RADIANS([.L11]))*COS(RADIANS([.F11])-RADIANS([.M11])))*6371" office:value-type="float" office:value="5.67532432524952">
            <text:p>5.6753243252</text:p>
          </table:table-cell>
          <table:table-cell table:formula="of:=[.J$2]" office:value-type="float" office:value="39.9479110254367">
            <text:p>39.9479110254</text:p>
          </table:table-cell>
          <table:table-cell table:formula="of:=[.K$2]" office:value-type="float" office:value="116.462287902832">
            <text:p>116.4622879028</text:p>
          </table:table-cell>
          <table:table-cell table:formula="of:=[.L$2]" office:value-type="float" office:value="39.9200060297996">
            <text:p>39.9200060298</text:p>
          </table:table-cell>
          <table:table-cell table:formula="of:=[.M$2]" office:value-type="float" office:value="116.46125793457">
            <text:p>116.461257934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ff"/>
    </style:style>
    <style:style style:name="Untitled2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11/23/2012</text:date>, <text:time>16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6:25:00.18</meta:creation-date>
    <dc:date>2012-11-23T16:44:03.16</dc:date>
    <meta:editing-duration>PT17M53S</meta:editing-duration>
    <meta:editing-cycles>2</meta:editing-cycles>
    <meta:generator>OpenOffice.org/3.4.1$Win32 OpenOffice.org_project/341m1$Build-9593</meta:generator>
    <meta:document-statistic meta:table-count="3" meta:cell-count="136" meta:object-count="0"/>
  </office:meta>
</office:document-meta>
</file>